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b32d6" officeooo:paragraph-rsid="001b32d6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1b32d6" officeooo:paragraph-rsid="001b32d6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cffd1" officeooo:paragraph-rsid="001cffd1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cffd1" officeooo:paragraph-rsid="001d64b1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b32d6" officeooo:paragraph-rsid="001b32d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b32d6" officeooo:paragraph-rsid="00201a81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cffd1" officeooo:paragraph-rsid="001cffd1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cffd1" officeooo:paragraph-rsid="001d64b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cffd1" officeooo:paragraph-rsid="001f938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d64b1" officeooo:paragraph-rsid="001d64b1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d64b1" officeooo:paragraph-rsid="001f938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e7e41" officeooo:paragraph-rsid="001e7e41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9382" officeooo:paragraph-rsid="001f9382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6666ff" fo:font-size="14pt" fo:font-style="normal" style:text-underline-style="solid" style:text-underline-width="auto" style:text-underline-color="font-color" fo:font-weight="bold" officeooo:rsid="001b32d6" officeooo:paragraph-rsid="001b32d6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cffd1"/>
    </style:style>
    <style:style style:name="T2" style:family="text">
      <style:text-properties officeooo:rsid="001d64b1"/>
    </style:style>
    <style:style style:name="T3" style:family="text">
      <style:text-properties style:text-underline-style="solid" style:text-underline-width="auto" style:text-underline-color="font-color" officeooo:rsid="001d64b1"/>
    </style:style>
    <style:style style:name="T4" style:family="text">
      <style:text-properties officeooo:rsid="001e7e41"/>
    </style:style>
    <style:style style:name="T5" style:family="text">
      <style:text-properties officeooo:rsid="001f9382"/>
    </style:style>
    <style:style style:name="T6" style:family="text">
      <style:text-properties officeooo:rsid="00201a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jet WEB – Idées</text:p>
      <text:p text:style-name="P2"/>
      <text:p text:style-name="P5"/>
      <text:p text:style-name="P6">«<text:span text:style-name="T6">NeoShop est un site web consacré pour les génies en informatique mais pas que ! Celui-ci permet l'achat d'ordinateur portable ou fixe selon vos besoins. Grâce à nos conseils d'experts, le montage de votre ordinateur vous sera expliqué pas à pas et vous deviendrez le nouveau Neo ! (Vous entrerez peut-être dans la Matrice).»</text:span></text:p>
      <text:p text:style-name="P5"/>
      <text:p text:style-name="P1">- Vente <text:span text:style-name="T1">de matériel informatique</text:span></text:p>
      <text:p text:style-name="P1">→<text:span text:style-name="T1"> Meilleur rapport qualité/prix en fonction du besoin de l'utilisateur. </text:span></text:p>
      <text:p text:style-name="P5"/>
      <text:p text:style-name="P3">Plan du site :</text:p>
      <text:p text:style-name="P7"/>
      <text:p text:style-name="P7">Accueil ;</text:p>
      <text:p text:style-name="P7">- <text:span text:style-name="T2">Barre de navigation</text:span></text:p>
      <text:p text:style-name="P7">- Présentation du site + publicité/promotions</text:p>
      <text:p text:style-name="P7">- Configuration de la semaine <text:span text:style-name="T4">+ jeux concours</text:span></text:p>
      <text:p text:style-name="P7">- Sponsors</text:p>
      <text:p text:style-name="P7"/>
      <text:p text:style-name="P12">(- Blog ; article futur technologie)</text:p>
      <text:p text:style-name="P7"/>
      <text:p text:style-name="P7">Menu ; <text:s/></text:p>
      <text:p text:style-name="P7">- Bureautique</text:p>
      <text:p text:style-name="P7">- Gaming</text:p>
      <text:p text:style-name="P7">- Composants et périphériques</text:p>
      <text:p text:style-name="P7">- Tutoriels</text:p>
      <text:p text:style-name="P7">- Test et reviews</text:p>
      <text:p text:style-name="P8">- Contact</text:p>
      <text:p text:style-name="P8"/>
      <text:p text:style-name="P4"><text:span text:style-name="T3">Détails :</text:span> </text:p>
      <text:p text:style-name="P4"/>
      <text:p text:style-name="P10">Accueil → Section présentation (fond en couleur/cadre + texte), section publicité/promotions (déroulant d'images), section configuration de la semaine (image de l'ordinateur + composants + prix), <text:span text:style-name="T5">section jeux concours (lien cliquable + lots),</text:span> section sponsors (images + liens cliquables).</text:p>
      <text:p text:style-name="P10"/>
      <text:p text:style-name="P10">Bureautique → <text:span text:style-name="T5">Choix entre Portable/Ordinateur → section listing des produits (achat + composants + informations + prix…)</text:span></text:p>
      <text:p text:style-name="P11"><text:span text:style-name="T5">Gaming</text:span> → <text:span text:style-name="T5">Choix entre Portable/Ordinateur → section listing des produits (achat + composants + informations + prix…)</text:span></text:p>
      <text:p text:style-name="P11"/>
      <text:p text:style-name="P9">Composants et périphériques →<text:span text:style-name="T5"> choix composants → section listing des produits (achat + informations + prix + conseils)</text:span></text:p>
      <text:p text:style-name="P10"/>
      <text:p text:style-name="P9">Tutoriels →<text:span text:style-name="T5"> section (tutoriels récents), section (vous êtes des fous), section («quel produit souhaitez vous monter)</text:span></text:p>
      <text:p text:style-name="P9"/>
      <text:p text:style-name="P13">Test et reviews → section (test et reviews récents), section listing test et review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5:42:48.170857199</meta:creation-date>
    <dc:date>2017-09-19T16:52:10.123075294</dc:date>
    <meta:editing-duration>PT39M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25" meta:word-count="244" meta:character-count="1574" meta:non-whitespace-character-count="1350"/>
  </office:meta>
</office:document-meta>
</file>